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3f91" officeooo:paragraph-rsid="001e3f91"/>
    </style:style>
    <style:style style:name="P2" style:family="paragraph" style:parent-style-name="Standard">
      <style:paragraph-properties fo:text-align="justify" style:justify-single-word="false"/>
      <style:text-properties style:text-line-through-style="solid" style:text-line-through-type="single" officeooo:rsid="001e3f91" officeooo:paragraph-rsid="001e3f91"/>
    </style:style>
    <style:style style:name="P3" style:family="paragraph" style:parent-style-name="Standard">
      <style:paragraph-properties fo:text-align="justify" style:justify-single-word="false"/>
      <style:text-properties style:text-line-through-style="solid" style:text-line-through-type="single" officeooo:rsid="00217b67" officeooo:paragraph-rsid="00217b67"/>
    </style:style>
    <style:style style:name="P4" style:family="paragraph" style:parent-style-name="Standard">
      <style:paragraph-properties fo:text-align="justify" style:justify-single-word="false"/>
      <style:text-properties officeooo:rsid="00247e89" officeooo:paragraph-rsid="00247e89"/>
    </style:style>
    <style:style style:name="P5" style:family="paragraph" style:parent-style-name="Standard">
      <style:paragraph-properties fo:text-align="justify" style:justify-single-word="false"/>
      <style:text-properties officeooo:rsid="00217b67" officeooo:paragraph-rsid="00217b67"/>
    </style:style>
    <style:style style:name="P6" style:family="paragraph" style:parent-style-name="Standard">
      <style:paragraph-properties fo:text-align="justify" style:justify-single-word="false"/>
      <style:text-properties officeooo:rsid="001e3f91" officeooo:paragraph-rsid="00217b67"/>
    </style:style>
    <style:style style:name="P7" style:family="paragraph" style:parent-style-name="Standard">
      <style:paragraph-properties fo:text-align="justify" style:justify-single-word="false"/>
      <style:text-properties officeooo:rsid="001e3f91" officeooo:paragraph-rsid="00206cbe"/>
    </style:style>
    <style:style style:name="P8" style:family="paragraph" style:parent-style-name="Standard">
      <style:paragraph-properties fo:text-align="justify" style:justify-single-word="false"/>
      <style:text-properties officeooo:rsid="00203629" officeooo:paragraph-rsid="00203629"/>
    </style:style>
    <style:style style:name="P9" style:family="paragraph" style:parent-style-name="Standard">
      <style:paragraph-properties fo:text-align="justify" style:justify-single-word="false"/>
      <style:text-properties officeooo:rsid="00258cff" officeooo:paragraph-rsid="00258cff"/>
    </style:style>
    <style:style style:name="P10" style:family="paragraph" style:parent-style-name="Standard">
      <style:paragraph-properties fo:text-align="justify" style:justify-single-word="false"/>
      <style:text-properties style:text-line-through-style="solid" style:text-line-through-type="single" officeooo:rsid="00203629" officeooo:paragraph-rsid="00203629"/>
    </style:style>
    <style:style style:name="P11" style:family="paragraph" style:parent-style-name="Standard">
      <style:paragraph-properties fo:text-align="justify" style:justify-single-word="false"/>
      <style:text-properties style:text-line-through-style="solid" style:text-line-through-type="single" officeooo:rsid="002761ec" officeooo:paragraph-rsid="002761ec"/>
    </style:style>
    <style:style style:name="P12" style:family="paragraph" style:parent-style-name="Standard">
      <style:paragraph-properties fo:text-align="justify" style:justify-single-word="false"/>
      <style:text-properties officeooo:rsid="00206cbe" officeooo:paragraph-rsid="00206cbe"/>
    </style:style>
    <style:style style:name="P13" style:family="paragraph" style:parent-style-name="Standard">
      <style:paragraph-properties fo:text-align="justify" style:justify-single-word="false"/>
      <style:text-properties officeooo:rsid="00210369" officeooo:paragraph-rsid="00210369"/>
    </style:style>
    <style:style style:name="P14" style:family="paragraph" style:parent-style-name="Standard">
      <style:paragraph-properties fo:text-align="justify" style:justify-single-word="false"/>
      <style:text-properties officeooo:rsid="0027eee7" officeooo:paragraph-rsid="0027eee7"/>
    </style:style>
    <style:style style:name="T1" style:family="text">
      <style:text-properties officeooo:rsid="00203629"/>
    </style:style>
    <style:style style:name="T2" style:family="text">
      <style:text-properties officeooo:rsid="00217b67"/>
    </style:style>
    <style:style style:name="T3" style:family="text">
      <style:text-properties style:text-line-through-style="solid" style:text-line-through-type="single"/>
    </style:style>
    <style:style style:name="T4" style:family="text">
      <style:text-properties officeooo:rsid="00247e89"/>
    </style:style>
    <style:style style:name="T5" style:family="text">
      <style:text-properties officeooo:rsid="002761ec"/>
    </style:style>
    <style:style style:name="T6" style:family="text">
      <style:text-properties style:text-line-through-style="none" style:text-line-through-type="none"/>
    </style:style>
    <style:style style:name="T7" style:family="text">
      <style:text-properties officeooo:rsid="00206cbe"/>
    </style:style>
    <style:style style:name="T8" style:family="text">
      <style:text-properties officeooo:rsid="002103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 </text:span>Présentation du contexte:</text:p>
      <text:p text:style-name="P1"/>
      <text:p text:style-name="P2"><text:span text:style-name="T1">1</text:span>) Les données <text:s/><text:span text:style-name="T2">médicales: description HCC et CCK. Utilité. Parler vite mixtes. Intérêt du stage.</text:span></text:p>
      <text:p text:style-name="P2"/>
      <text:p text:style-name="P3">2) Les données: des radios sur plusieurs temps, à traiter. Montrer les images (pas en vert svp…).</text:p>
      <text:p text:style-name="P4">Faire la matrice des corrélations de features 3D.</text:p>
      <text:p text:style-name="P5"/>
      <text:p text:style-name="P5"><text:span text:style-name="T3">3) Le type de données: pas juste une ligne par individu mais une structure plus forte.</text:span> Encore plus si multislice (décrire la structure de blocs)</text:p>
      <text:p text:style-name="P5"/>
      <text:p text:style-name="P3">4) Insight sur l<text:span text:style-name="T4">es autres</text:span> données: viendra plus tard.</text:p>
      <text:p text:style-name="P6"/>
      <text:p text:style-name="P7"/>
      <text:p text:style-name="P8">II) Le problème</text:p>
      <text:p text:style-name="P8"/>
      <text:p text:style-name="P9">Montrer le lasso dans regression</text:p>
      <text:p text:style-name="P1"/>
      <text:p text:style-name="P10">1) Des modèles <text:span text:style-name="T4">ML </text:span>qui doivent en tenir compte… <text:span text:style-name="T5">en particulier on aimerait tenir compte de l’impact de l’un et de l’autre plutôt que tout refaire à chaque fois</text:span></text:p>
      <text:p text:style-name="P8"/>
      <text:p text:style-name="P11">2) Aussi, choix des variables qui ne devrait pas exclure feature individuellement… une idée grouper par PCA mais c’est naze et ça résout pas 1) en plus</text:p>
      <text:p text:style-name="P8"/>
      <text:p text:style-name="P10">2) <text:span text:style-name="T4">Une bonne idée</text:span>: le group lasso. Bien car on peut dégager tout un groupe (en particulier variable par variable)… MAIS: on ne donne aucune structure au coefficient de régression. Pas de caractère transférable de toute un mode si on groupe par variable et pas de caractère global de toute une variable si on groupe par mode. <text:span text:style-name="T6">Et si le nb de modes augmente, c’est de pire en pire</text:span></text:p>
      <text:p text:style-name="P8"/>
      <text:p text:style-name="P12">III) Solution proposée</text:p>
      <text:p text:style-name="P8"/>
      <text:p text:style-name="P10"><text:span text:style-name="T7">1)</text:span> Modèles tensoriels intègrent l’info dans le beta. Illustration avec le rang 1 (idée de caractère transférable pour un même mode). Mais simpliste: étendre au rang R pour aller plus loin <text:span text:style-name="T7">en gardant cette idée</text:span></text:p>
      <text:p text:style-name="P8"/>
      <text:p text:style-name="P10"><text:span text:style-name="T7">2</text:span>) <text:s/><text:span text:style-name="T7">Notre solution plus avancée: le multibloc. </text:span><text:span text:style-name="T8">Intérêt: dimension voulue par tenseur ET on garde de la signifiance intra bloc quand aucune raison d’en avoir: cf exemple 2.</text:span></text:p>
      <text:p text:style-name="P8"/>
      <text:p text:style-name="P13">IV) Les tests</text:p>
      <text:p text:style-name="P13"/>
      <text:p text:style-name="P14">1) Présentation seulement sur données simulées: les derniers résultats tops…</text:p>
      <text:p text:style-name="P14"/>
      <text:p text:style-name="P14">2) Les résultats sur les dernières variables.</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6:14:19.798902579</meta:creation-date>
    <meta:generator>LibreOffice/24.8.0.3$Linux_X86_64 LibreOffice_project/0bdf1299c94fe897b119f97f3c613e9dca6be583</meta:generator>
    <dc:date>2024-11-25T16:00:23.797957321</dc:date>
    <meta:editing-duration>PT6H35M15S</meta:editing-duration>
    <meta:editing-cycles>6</meta:editing-cycles>
    <meta:document-statistic meta:table-count="0" meta:image-count="0" meta:object-count="0" meta:page-count="1" meta:paragraph-count="17" meta:word-count="297" meta:character-count="1737" meta:non-whitespace-character-count="1455"/>
  </office:meta>
</office:document-meta>
</file>